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67in" fo:margin-left="0.0354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542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199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d1467" officeooo:paragraph-rsid="001d1467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d1467" officeooo:paragraph-rsid="001d1467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Mono" fo:font-size="10pt" officeooo:rsid="001d1467" officeooo:paragraph-rsid="001d1467" style:font-name-asian="Nimbus Mono L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d1467" officeooo:paragraph-rsid="001d1467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weight="bold" officeooo:rsid="001d1467" officeooo:paragraph-rsid="001d1467" style:font-weight-asian="bold" style:font-weight-complex="bold"/>
    </style:style>
    <style:style style:name="P6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6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list of not working button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utton`s name </text:p>
            <text:p text:style-name="P3"/>
          </table:table-cell>
          <table:table-cell table:style-name="Table1.B1" office:value-type="string">
            <text:p text:style-name="P4">Function`s description</text:p>
          </table:table-cell>
        </table:table-row>
        <table:table-row table:style-name="Table1.2">
          <table:table-cell table:style-name="Table1.A2" office:value-type="string">
            <text:p text:style-name="P1"><text:span text:style-name="T1">Tools </text:span>→ </text:p>
            <text:p text:style-name="P1"><text:span text:style-name="T2">1</text:span>. → Process Lexicon → Languages</text:p>
            <text:p text:style-name="P3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1:12:06.054585922</dc:date>
    <meta:editing-duration>PT58M20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5" meta:word-count="18" meta:character-count="105" meta:non-whitespace-character-count="90"/>
  </office:meta>
</office:document-meta>
</file>